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4.1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nt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ght Cla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TM6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TM8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Yellow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ucky Pun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Ros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Sea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SeaTooth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Thund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iny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estiny Kn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3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3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4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TwistedSpoon</text:p>
          </table:table-cell>
          <table:table-cell office:value-type="string" calcext:value-type="string">
            <text:p>sib-tue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pricorn Box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ystery Eg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ed Orb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lue Orb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Vs. Recor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TM4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iracle S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hell Be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oison Barb</text:p>
          </table:table-cell>
          <table:table-cell office:value-type="string" calcext:value-type="string">
            <text:p>sib-fri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M6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ower He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TM6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M06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erry Pot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ard Stone</text:p>
          </table:table-cell>
          <table:table-cell office:value-type="string" calcext:value-type="string">
            <text:p>sib-thu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ib-sun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ax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eal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8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ooMoo Milk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harp Beak</text:p>
          </table:table-cell>
          <table:table-cell office:value-type="string" calcext:value-type="string">
            <text:p>sib-mon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M0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Dubious Disc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TM3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gging Tai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t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av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lack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TM5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ack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TM7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ld Amb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Dome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Helix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Unown Repor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ife Orb</text:p>
          </table:table-cell>
          <table:table-cell office:value-type="string" calcext:value-type="string">
            <text:p>flo-h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eviv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TM3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King's Ro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TM1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iny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lot-id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lot-id-4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lot-id-3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lot-id-2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lot-id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Blue Car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bc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bc-3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bc-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c-1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bc-1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bc-2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bc-2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bc-30</text:p>
          </table:table-cell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Brightpow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TM1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Basement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Fashio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Coi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Smoke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TM8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Card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Quick Cla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oothe Be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M2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hunder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aw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bcc-2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bcc-3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ed Shell</text:p>
          </table:table-cell>
          <table:table-cell office:value-type="string" calcext:value-type="string">
            <text:p>bcc-4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Tiny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TM8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tal Coa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las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ap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lam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nsec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ea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aco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is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oo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adow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Eart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cicl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Toxic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in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ton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ron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Full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TM4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Dragon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uard Spec.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. Def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HM0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TM4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TM4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Black Belt</text:p>
          </table:table-cell>
          <table:table-cell office:value-type="string" calcext:value-type="string">
            <text:p>sib-wed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10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43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Choice Specs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Flute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HM0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TM7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Nevermelti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 Fa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TM5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TM2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TM7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eaper Clot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M7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lu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iny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Ro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ev-cle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Sea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TM2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Odd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i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lack Sludg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TM5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07T18:57:52.123748363</dc:date>
    <meta:editing-duration>P2DT1H2M38S</meta:editing-duration>
    <meta:editing-cycles>136</meta:editing-cycles>
    <meta:generator>LibreOffice/7.3.7.2$Linux_X86_64 LibreOffice_project/30$Build-2</meta:generator>
    <meta:document-statistic meta:table-count="1" meta:cell-count="2190" meta:object-count="0"/>
  </office:meta>
</office:document-meta>
</file>